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09e566" officeooo:paragraph-rsid="0009e566" style:font-size-asian="10.5pt" style:font-size-complex="12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Text_20_body">
      <style:text-properties officeooo:rsid="0009e566" officeooo:paragraph-rsid="0009e566" style:language-complex="zxx" style:country-complex="none"/>
    </style:style>
    <style:style style:name="P4" style:family="paragraph" style:parent-style-name="Text_20_body">
      <style:text-properties fo:font-size="12pt" officeooo:rsid="0009e566" officeooo:paragraph-rsid="0009e566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cf93c"/>
    </style:style>
    <style:style style:name="T4" style:family="text">
      <style:text-properties officeooo:rsid="000d2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Leksjon 6 webapp-2024-css-refactor - 1.3 Vurder komponent komposisjonen</text:h>
      <text:p text:style-name="P1">Under <text:span text:style-name="T1">projects.tsx</text:span><text:span text:style-name="T2">:</text:span></text:p>
      <text:p text:style-name="P1"><text:tab/>Jeg kunne vurdert å legge til en boolean verdi "deleteVisible" i props, og funksjonalitet som <text:tab/>gjør at brukeren kan velge om 'delete project' knappene på prosjektene skal være synlig <text:tab/>eller ikke. Det gir ikke mening at en tilfeldig bruker skal kunne slette prosjekter fra min <text:tab/>portfolio-nettside så funksjonaliteten bør egentlig fjernes, men med denne knappen så kan <text:tab/>jeg hvertfall forhindre at jeg klikker på "slett prosjekt" ved uhell.</text:p>
      <text:p text:style-name="P1">Endringer uten eksisterende komponenter:</text:p>
      <text:p text:style-name="P1"><text:tab/>Jeg synes ikke det gir mening å ha en 'legg til prosjekt' form på en portfolio-nettside uten å <text:tab/>ha en login-funksjonalitet eller et type passord som gjør at kun jeg kan legge til prosjekter. <text:tab/>Andre mennesker enn meg burde jo ikke ha denne muligheten. Det samme gjelder "slett <text:tab/>prosjekt"-knappen. Det ville gitt mer mening for meg å fjerne begge funksjonalitetene og <text:tab/>manuellt oppdatere json filen når jeg har lyst til å legge til eller fjerne et prosjekt på <text:tab/>nettsiden.</text:p>
      <text:p text:style-name="P1"><text:tab/>For å få nettsiden til å virke litt mer spennende, eller "imponerende", kan jeg gi brukeren <text:tab/>mer å gjøre. Jeg kunne laget en aside med "settings" hvor jeg legger knapper brukeren kan <text:tab/>trykke på for å endre utseendet på nettsiden. Da ville jeg valgt å holde "send meg en <text:tab/>melding"-formen, "legg til prosjekt"-formen og "fjern prosjekt"-knappene sjult inntil <text:tab/>brukeren trykket på en knapp for å "enable" dem. I tillegg kunne jeg hatt en knapp for å <text:tab/>endre farger og temaer på siden.</text:p>
      <text:p text:style-name="P1"><text:tab/><text:span text:style-name="T3">Til slutt kunne jeg vurdert å fjerne eller endre div-tagger. Jeg har brukt div for å gjøre det <text:tab/>lettere å style forskjellige komponenter hvor jeg tror at det er mulig å oppnå samme styling <text:tab/>med mindre div tagger. I tillegg har jeg også brukt div på en plass hvor den bør </text:span><text:span text:style-name="T4">endres til å <text:tab/>være </text:span><text:span text:style-name="T3">aside av semantiske grunner.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zxx" fo:country="none" style:font-name-asian="Segoe UI" style:font-size-asian="12pt" style:language-asian="zxx" style:country-asian="none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zxx" fo:country="none" style:font-name-asian="Segoe UI" style:font-size-asian="12pt" style:language-asian="zxx" style:country-asian="none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9T11:38:56.922000000</dc:date>
    <meta:editing-duration>PT28M24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302" meta:character-count="1838" meta:non-whitespace-character-count="1522"/>
  </office:meta>
</office:document-meta>
</file>